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ELOW CHECK THE WORD "V LIGHT"</text:p>
      <text:p text:style-name="entry_letData_dicBody"><text:span text:style-name="partofspeech_.en_sense_senses_entry_letData_dicBody">No space between the spans -------------------------&gt; v</text:span><text:span text:style-name="definition_.en_sense_senses_entry_letData_dicBody">light </text:span><text:span text:style-name="blue_senses_entry_letData_dicBody">(COMING TOGETHER) </text:span></text:p>
      <text:p text:style-name="entry_letData_dicBody"><text:span text:style-name="partofspeech_.en_gram_sense_senses_entry_letData_dicBody">Two end span and start span -------------------------&gt; v</text:span> <text:span text:style-name="definition_.en_sense_senses_entry_letData_dicBody">light (COMING WITH ONE SPACE)</text:span> </text:p>
      <text:p text:style-name="entry_letData_dicBody"><text:span text:style-name="partofspeech_.en_sense_senses_entry_letData_dicBody">One end span and start span -------------------------&gt; v</text:span> <text:span text:style-name="definition_.en_sense_senses_entry_letData_dicBody">light (COMING WITH ONE SPACE)</text:span> </text:p>
      <text:p text:style-name="entry_letData_dicBody"><text:span text:style-name="partofspeech_.en_sense_senses_entry_letData_dicBody">Horizontal continues span without cr lf - long space ---&gt; v</text:span> <text:span text:style-name="definition_.en_sense_senses_entry_letData_dicBody">light (COMING WITH ONE SPAC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partofspeech_.en_sense_senses_entry_letData_dicBody" style:family="text" style:parent-style-name="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blue_senses_entry_letData_dicBody" style:family="text" style:parent-style-name="senses_entry_letData_dicBody"/>
    <style:style xmlns:style="urn:oasis:names:tc:opendocument:xmlns:style:1.0" style:name="gram_sense_senses_entry_letData_dicBody" style:family="text" style:parent-style-name="sense_senses_entry_letData_dicBody"/>
    <style:style xmlns:style="urn:oasis:names:tc:opendocument:xmlns:style:1.0" style:name="partofspeech_.en_gram_sense_senses_entry_letData_dicBody" style:family="text" style:parent-style-name="gram_sense_senses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padding-top="12pt" fo:border-top="0.5pt solid #ffffff" fo:padding-bottom="12pt" fo:border-bottom="0.5pt solid #ffffff"/>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in" style:type="center"/>
          <style:tab-stop style:position="6.9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in" style:type="center"/>
          <style:tab-stop style:position="6.9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style:style>
    <style:style style:name="PageHeaderFooter1" style:family="text">
      <style:text-properties/>
    </style:style>
    <style:style style:name="PageHeaderFooter2" style:family="text">
      <style:text-properties/>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style:style>
    <style:style style:name="PageHeaderFooter13" style:family="text">
      <style:text-properties/>
    </style:style>
    <style:style style:name="PageHeaderFooter14" style:family="text">
      <style:text-properties/>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style:style>
    <style:style style:name="PageHeaderFooter19" style:family="text">
      <style:text-properties/>
    </style:style>
    <style:style style:name="PageHeaderFooter20" style:family="text">
      <style:text-properties/>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height="792pt" fo:page-width="612pt" fo:margin-left="56.7pt" fo:margin-right="56.7pt" fo:margin-top="56.7pt" fo:margin-bottom="56.7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master-page style:name="Right_20_Page" style:display-name="Right Page" style:page-layout-name="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13T17:17:45</meta:creation-date>
    <dc:creator>sudyk</dc:creator>
    <dc:date>2011-01-13T17:17:45</dc:date>
    <meta:editing-cycles>1</meta:editing-cycles>
    <meta:editing-duration>PT2M27S</meta:editing-duration>
    <meta:AssemblyVersion Assembly-Version="OpenOfficeWriter 0.6.14.2280"/>
    <meta:Created-By Created-By="TestBed 0.6.14.2280"/>
    <meta:user-defined meta:name="Assembly-Version">OpenOfficeWriter 0.6.14.2280</meta:user-defined>
    <meta:user-defined meta:name="Created-By">TestBed 0.6.14.2280</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
Const FilePath = "E:\SIL_GOOGLE_SVN\pathway\Test\OpenOfficeConvert\TestFiles\input\SignificantSpace"
Const IsPreview = "False"
Const RunMacroFirstTime = "True"

'Changed On Dec-02-2010 for TD-1709(macro crashes with kyj export to Word &amp; PDF)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38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38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65,300,30, com.sun.star.awt.PosSize.POSSIZE ) 
  oContainer.addControl("progressbar",oProgressBar) 
  
  ' label 
  oLabel = CreateUnoService("com.sun.star.awt.UnoControlFixedText") 
  oLabelModel = CreateUnoService("com.sun.star.awt.UnoControlFixedTextModel") 
  oLabelModel.Label = "The Open Office window will be hidden while the headers are updated" + chr(13) + "because this reduces the time it takes to do the update." 
'  oLabelModel.Color = "red" '-1 
  oLabel.setModel(oLabelModel) 
  oLabel.setPosSize(23,20,38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rogressbar    
			ProgressValue=ProgressValue+1
			MyProgressBar(ProgressValue)
		'=========Progressbar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rogressbar    
			ProgressValue=ProgressValue+1
			MyProgressBar(ProgressValue)
		'=========Progressbar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